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number text:level="1" style:num-prefix="(" style:num-suffix=")" style:num-format="a">
        <style:list-level-properties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Session 2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1">Agenda</text:span></text:p>
            <text:list text:style-name="L3">
              <text:list-item>
                <text:p>Variables in JavaScript (var, let and const)</text:p>
              </text:list-item>
              <text:list-item>
                <text:p>Data Types</text:p>
              </text:list-item>
              <text:list-item>
                <text:p>Expressions</text:p>
              </text:list-item>
              <text:list-item>
                <text:p>Functions</text:p>
              </text:list-item>
              <text:list-item>
                <text:p>Loops</text:p>
              </text:list-item>
              <text:list-item>
                <text:p>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ariabl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><text:s text:c="2"/>var</text:p>
              </text:list-item>
              <text:list-item>
                <text:p><text:s text:c="2"/>let</text:p>
              </text:list-item>
              <text:list-item>
                <text:p><text:s text:c="2"/>con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yp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5">
              <text:list-item>
                <text:p>Primitive types:</text:p>
              </text:list-item>
            </text:list>
            <text:list text:style-name="L6">
              <text:list-item>
                <text:p><text:s/>Numbers</text:p>
              </text:list-item>
              <text:list-item>
                <text:p><text:s/>Strings</text:p>
              </text:list-item>
              <text:list-item>
                <text:p><text:s/>Boolean</text:p>
              </text:list-item>
            </text:list>
            <text:list text:style-name="L5">
              <text:list-item>
                <text:p>Special types:</text:p>
              </text:list-item>
            </text:list>
            <text:list text:style-name="L7">
              <text:list-item>
                <text:p><text:s text:c="2"/>null</text:p>
              </text:list-item>
              <text:list-item>
                <text:p><text:s text:c="2"/>undefined</text:p>
              </text:list-item>
              <text:list-item>
                <text:p><text:s text:c="2"/>objects</text:p>
              </text:list-item>
            </text:list>
            <text:list text:style-name="L5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press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8">
              <text:list-header>
                <text:p>Expressions are units of code that can be evaluated and resolve to a value. Following are the commonly used expressions in JavaScript.</text:p>
              </text:list-header>
              <text:list-item>
                <text:p><text:s/>Arithmetic Expressions</text:p>
              </text:list-item>
              <text:list-item>
                <text:p><text:s/>String Expressions</text:p>
              </text:list-item>
              <text:list-item>
                <text:p><text:s/>Boolean Expression</text:p>
              </text:list-item>
              <text:list-item>
                <text:p><text:s/>Logical expre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nc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5">
              <text:list-item>
                <text:p>A function is a block of code, self contained, that can be defined once and run any times you want.</text:p>
              </text:list-item>
              <text:list-item>
                <text:p>A function can optionally accept parameters, and returns one val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04:36:20.682295720</meta:creation-date>
    <meta:editing-duration>PT1H9M42S</meta:editing-duration>
    <meta:editing-cycles>11</meta:editing-cycles>
    <meta:generator>LibreOffice/6.4.2.2$Linux_X86_64 LibreOffice_project/40$Build-2</meta:generator>
    <dc:title>Alizarin</dc:title>
    <dc:date>2020-04-12T10:17:02.401239418</dc:date>
    <meta:document-statistic meta:object-count="61"/>
  </office:meta>
</office:document-meta>
</file>